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paragraph-properties style:line-height-at-least="0.503cm" fo:orphans="2" fo:widows="2"/>
      <style:text-properties fo:color="#000000" style:font-name="Nimbus Roman No9 L" fo:font-size="10pt" style:font-size-asian="10pt" style:font-size-complex="10pt"/>
    </style:style>
    <style:style style:name="P4" style:family="paragraph" style:parent-style-name="Standard">
      <style:paragraph-properties style:line-height-at-least="0.503cm" fo:orphans="2" fo:widows="2"/>
    </style:style>
    <style:style style:name="P5" style:family="paragraph" style:parent-style-name="Standard">
      <style:paragraph-properties fo:margin-left="2.117cm" fo:margin-right="0cm" style:line-height-at-least="0.503cm" fo:orphans="2" fo:widows="2" fo:text-indent="0cm" style:auto-text-indent="false">
        <style:tab-stops/>
      </style:paragraph-properties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text-properties fo:background-color="#81d41a"/>
    </style:style>
    <style:style style:name="P8" style:family="paragraph" style:parent-style-name="Standard">
      <style:paragraph-properties style:line-height-at-least="0.503cm" fo:orphans="2" fo:widows="2"/>
      <style:text-properties fo:background-color="#81d41a"/>
    </style:style>
    <style:style style:name="P9" style:family="paragraph" style:parent-style-name="Standard">
      <style:text-properties fo:color="#000000" fo:background-color="#81d41a"/>
    </style:style>
    <style:style style:name="P10" style:family="paragraph" style:parent-style-name="Standard">
      <style:paragraph-properties style:line-height-at-least="0.503cm" fo:orphans="2" fo:widows="2"/>
      <style:text-properties fo:color="#000000" fo:background-color="#81d41a"/>
    </style:style>
    <style:style style:name="T1" style:family="text">
      <style:text-properties fo:color="#000000"/>
    </style:style>
    <style:style style:name="T2" style:family="text">
      <style:text-properties fo:color="#000000" fo:background-color="#81d41a" loext:char-shading-value="0"/>
    </style:style>
    <style:style style:name="T3" style:family="text">
      <style:text-properties fo:color="#000000" fo:background-color="#81d41a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EJERCICIOS DE COLLECTIONS /MAP E ITERATOR</text:p>
      <text:p text:style-name="Standard"/>
      <text:p text:style-name="Standard"/>
      <text:p text:style-name="P2">Ejercicio 1.</text:p>
      <text:p text:style-name="P2">Debemos crear una clase Persona con los siguientes datos( rut, y nombre ambos de tipo string)</text:p>
      <text:p text:style-name="P2">Dicha clase tendrá los métodos get para el nombre ,rut y después sobrecargar <text:s/>el método ToString en el que mostraremos el rut y el nombre.</text:p>
      <text:p text:style-name="P2"/>
      <text:p text:style-name="P2">Vamos a guardar el objeto Persona en un Arraylist, una vez hecho debemos usar el patron iterator para mostrar los datos</text:p>
      <text:p text:style-name="Standard"/>
      <text:p text:style-name="Standard"><text:span text:style-name="T5">Ejercicio2. </text:span><text:span text:style-name="Fuente_20_de_20_párrafo_20_predeter."><text:span text:style-name="T3">Crear un método llamado buscarDuplicados en cualquier coleccion. Nos debe decir si el objeto pasado por parámetro se encuentra o no en dicha coleccion. Si es que sí mensaje de Duplicados y mostrar la lista que hay guardada. Si no está que lo <text:s/>añada a la lista y la muestre.</text:span></text:span></text:p>
      <text:p text:style-name="P3"/>
      <text:p text:style-name="Standard"/>
      <text:p text:style-name="P7">Ejercicio3 . <text:s/>Crear una instancia de Hashmap con los siguientes datos:</text:p>
      <text:p text:style-name="P10">("Doctor", "(+52)-4000-5000");("Casa", "(888)-4500-3400");("Hermano", "(575)-2042-3233");<text:line-break/>agenda.put("Tio", "(421)-1010-0020");("Suegros", "(334)-6105-4334");("Oficina", "(304)-5205-8454");("Abogado", "(756)-1205-3454");("Papa", "(55)-9555-3270");("Tienda", "(874)-2400-8600");</text:p>
      <text:p text:style-name="P10">Crear un método <text:s/>para que contenga el códigio para usar el patron Iterator y mostrar los datos guardados en el map.</text:p>
      <text:p text:style-name="P9"/>
      <text:p text:style-name="P10">Ejercicio4. Modifica el ejercicio anterior, de tal manera que debemos crear un array con tres valores fijos <text:s/>{"Tio", "Suegros", "Abogado"};.</text:p>
      <text:p text:style-name="P10">Debemos borrar del Hashmap <text:s/>los valors que coincidan con estos tres. Una vez borrado debemos mostrar el contenido del map mediante el patrón iterator</text:p>
      <text:p text:style-name="P5"/>
      <text:p text:style-name="P4">Ejercicio5. Creamos una clase animal con el dato Nombre de dichos animales. Debemos crear 3 objetos animal, teniendo en cuenta que <text:s/>nos dicen que no debemos aceptar animales repetidos. Indica que tipo de Collections usarás y realiza el ejemplo.</text:p>
      <text:p text:style-name="P4"/>
      <text:p text:style-name="P8">Ejercicio6.</text:p>
      <text:p text:style-name="P8">Crear un contenedor que almacene pares de datos, teniendo en cuenta que vamos a guardar la siguiente información en dichos pares:</text:p>
      <text:p text:style-name="P8"/>
      <text:p text:style-name="P8">&lt;String DNI, objeto de clase Empleado&gt;</text:p>
      <text:p text:style-name="P8"/>
      <text:p text:style-name="P8">El objeto de clase empleado va a tener el nombre y apellido de los empleados.</text:p>
      <text:p text:style-name="P8">Concretamente vamos a guardar los siguientes datos:</text:p>
      <text:p text:style-name="P8"/>
      <text:p text:style-name="P8"><text:s text:c="86"/>&lt;“34806408V”, Empleado(“Pedro Mtnez”)&gt;;</text:p>
      <text:p text:style-name="P8">&lt;“34186581A”, Empleado(“Pablo Fdez”)&gt;;</text:p>
      <text:p text:style-name="P8"/>
      <text:p text:style-name="P8">Una vez lo tengamos guardado en el contenedor pertinente, debemos mostrar todos los datos, y finalement borramos a uno de los dos pares de datos guardados (dni. 34186581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swiss" style:font-pitch-asian="variable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09-04-16T11:32:00Z</meta:creation-date>
    <dc:date>2018-09-25T20:35:01.960000000</dc:date>
    <meta:print-date>2013-09-18T11:48:00Z</meta:print-date>
    <meta:editing-cycles>15</meta:editing-cycles>
    <meta:editing-duration>PT2H8M15S</meta:editing-duration>
    <meta:document-statistic meta:table-count="0" meta:image-count="0" meta:object-count="0" meta:page-count="1" meta:paragraph-count="20" meta:word-count="331" meta:character-count="2323" meta:non-whitespace-character-count="191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